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Code" svg:font-family="'Fira Code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0.993cm"/>
        </style:tab-stops>
      </style:paragraph-properties>
      <style:text-properties officeooo:rsid="0011b399" officeooo:paragraph-rsid="0011b399"/>
    </style:style>
    <style:style style:name="P2" style:family="paragraph" style:parent-style-name="Text_20_body">
      <style:paragraph-properties>
        <style:tab-stops>
          <style:tab-stop style:position="0.993cm"/>
        </style:tab-stops>
      </style:paragraph-properties>
      <style:text-properties style:text-underline-style="solid" style:text-underline-width="auto" style:text-underline-color="font-color" fo:font-weight="bold" officeooo:rsid="0011b399" officeooo:paragraph-rsid="0011b399" style:font-weight-asian="bold" style:font-weight-complex="bold"/>
    </style:style>
    <style:style style:name="P3" style:family="paragraph" style:parent-style-name="Text_20_body">
      <style:paragraph-properties fo:text-align="center" style:justify-single-word="false">
        <style:tab-stops>
          <style:tab-stop style:position="0.993cm"/>
        </style:tab-stops>
      </style:paragraph-properties>
      <style:text-properties style:text-underline-style="none" fo:font-weight="bold" officeooo:rsid="0011b399" officeooo:paragraph-rsid="0011b399" style:font-weight-asian="bold" style:font-weight-complex="bold"/>
    </style:style>
    <style:style style:name="P4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officeooo:rsid="0011b399" officeooo:paragraph-rsid="00161ae2"/>
    </style:style>
    <style:style style:name="P5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6a8759" style:font-name="Fira Code" officeooo:rsid="0011b399" officeooo:paragraph-rsid="00161ae2"/>
    </style:style>
    <style:style style:name="P6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000000" style:text-underline-style="solid" style:text-underline-width="auto" style:text-underline-color="font-color" fo:font-weight="normal" officeooo:rsid="001bd85e" officeooo:paragraph-rsid="001bd85e" style:font-weight-asian="normal" style:font-weight-complex="normal"/>
    </style:style>
    <style:style style:name="P7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000000" style:text-underline-style="none" officeooo:rsid="001bd85e" officeooo:paragraph-rsid="001bd85e"/>
    </style:style>
    <style:style style:name="P8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000000" style:text-underline-style="none" officeooo:rsid="001f5a4a" officeooo:paragraph-rsid="001f5a4a"/>
    </style:style>
    <style:style style:name="P9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000000" style:text-underline-style="none" officeooo:rsid="001f5a4a" officeooo:paragraph-rsid="002185f0"/>
    </style:style>
    <style:style style:name="P10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000000" style:text-underline-style="none" officeooo:rsid="0026afd1" officeooo:paragraph-rsid="0026afd1"/>
    </style:style>
    <style:style style:name="P11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000000" officeooo:rsid="002c74e1" officeooo:paragraph-rsid="002c74e1"/>
    </style:style>
    <style:style style:name="P12" style:family="paragraph" style:parent-style-name="Text_20_body">
      <style:paragraph-properties>
        <style:tab-stops>
          <style:tab-stop style:position="0.993cm"/>
        </style:tab-stops>
      </style:paragraph-properties>
      <style:text-properties officeooo:rsid="0011b399" officeooo:paragraph-rsid="0011b399"/>
    </style:style>
    <style:style style:name="P13" style:family="paragraph" style:parent-style-name="Text_20_body">
      <style:paragraph-properties>
        <style:tab-stops>
          <style:tab-stop style:position="0.993cm"/>
        </style:tab-stops>
      </style:paragraph-properties>
      <style:text-properties style:text-underline-style="solid" style:text-underline-width="auto" style:text-underline-color="font-color" fo:font-weight="bold" officeooo:rsid="00509cb2" officeooo:paragraph-rsid="00509cb2" style:font-weight-asian="bold" style:font-weight-complex="bold"/>
    </style:style>
    <style:style style:name="P14" style:family="paragraph" style:parent-style-name="Text_20_body">
      <style:paragraph-properties>
        <style:tab-stops>
          <style:tab-stop style:position="0.993cm"/>
        </style:tab-stops>
      </style:paragraph-properties>
      <style:text-properties style:text-underline-style="none" fo:font-weight="normal" officeooo:rsid="00514efc" officeooo:paragraph-rsid="00514efc" style:font-weight-asian="normal" style:font-weight-complex="normal"/>
    </style:style>
    <style:style style:name="P15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6a8759" style:font-name="Fira Code" officeooo:rsid="0011b399" officeooo:paragraph-rsid="00161ae2"/>
    </style:style>
    <style:style style:name="P16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000000" style:font-name="Fira Code" style:text-underline-style="solid" style:text-underline-width="auto" style:text-underline-color="font-color" officeooo:rsid="001bd85e" officeooo:paragraph-rsid="001bd85e"/>
    </style:style>
    <style:style style:name="P17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000000" style:font-name="Fira Code" style:text-underline-style="solid" style:text-underline-width="auto" style:text-underline-color="font-color" officeooo:rsid="002c74e1" officeooo:paragraph-rsid="002c74e1"/>
    </style:style>
    <style:style style:name="P18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000000" style:font-name="Fira Code" style:text-underline-style="none" officeooo:rsid="001c95f2" officeooo:paragraph-rsid="001c95f2"/>
    </style:style>
    <style:style style:name="P19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000000" style:font-name="Fira Code" style:text-underline-style="none" officeooo:rsid="00235c33" officeooo:paragraph-rsid="002185f0"/>
    </style:style>
    <style:style style:name="P20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000000" style:font-name="Fira Code" style:text-underline-style="none" officeooo:rsid="001bd85e" officeooo:paragraph-rsid="001bd85e"/>
    </style:style>
    <style:style style:name="P21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000000" style:font-name="Fira Code" style:text-underline-style="none" officeooo:rsid="00282781" officeooo:paragraph-rsid="00282781"/>
    </style:style>
    <style:style style:name="P22" style:family="paragraph" style:parent-style-name="Preformatted_20_Text">
      <style:paragraph-properties>
        <style:tab-stops>
          <style:tab-stop style:position="0.993cm"/>
        </style:tab-stops>
      </style:paragraph-properties>
      <style:text-properties fo:color="#000000" style:font-name="Fira Code" style:text-underline-style="none" officeooo:rsid="001f5a4a" officeooo:paragraph-rsid="001f5a4a"/>
    </style:style>
    <style:style style:name="T1" style:family="text">
      <style:text-properties officeooo:rsid="00157514"/>
    </style:style>
    <style:style style:name="T2" style:family="text">
      <style:text-properties officeooo:rsid="00179b07"/>
    </style:style>
    <style:style style:name="T3" style:family="text">
      <style:text-properties fo:color="#6a8759" style:font-name="Fira Code"/>
    </style:style>
    <style:style style:name="T4" style:family="text">
      <style:text-properties fo:color="#6a8759" style:font-name="Fira Code" officeooo:rsid="00157514"/>
    </style:style>
    <style:style style:name="T5" style:family="text">
      <style:text-properties fo:color="#6a8759" style:font-name="Fira Code" officeooo:rsid="0044c735"/>
    </style:style>
    <style:style style:name="T6" style:family="text">
      <style:text-properties style:font-name="Fira Code"/>
    </style:style>
    <style:style style:name="T7" style:family="text">
      <style:text-properties style:font-name="Fira Code" officeooo:rsid="001f5a4a"/>
    </style:style>
    <style:style style:name="T8" style:family="text">
      <style:text-properties style:font-name="Fira Code" officeooo:rsid="00200372"/>
    </style:style>
    <style:style style:name="T9" style:family="text">
      <style:text-properties style:font-name="Fira Code" officeooo:rsid="002185f0"/>
    </style:style>
    <style:style style:name="T10" style:family="text">
      <style:text-properties style:font-name="Fira Code" officeooo:rsid="00235c33"/>
    </style:style>
    <style:style style:name="T11" style:family="text">
      <style:text-properties style:font-name="Fira Code" officeooo:rsid="00282781"/>
    </style:style>
    <style:style style:name="T12" style:family="text">
      <style:text-properties style:font-name="Fira Code" officeooo:rsid="002cd8c0"/>
    </style:style>
    <style:style style:name="T13" style:family="text">
      <style:text-properties style:font-name="Fira Code" officeooo:rsid="002e782a"/>
    </style:style>
    <style:style style:name="T14" style:family="text">
      <style:text-properties style:font-name="Fira Code" officeooo:rsid="0049f82f"/>
    </style:style>
    <style:style style:name="T15" style:family="text">
      <style:text-properties style:font-name="Fira Code" officeooo:rsid="004a35e6"/>
    </style:style>
    <style:style style:name="T16" style:family="text">
      <style:text-properties officeooo:rsid="0030db08"/>
    </style:style>
    <style:style style:name="T17" style:family="text">
      <style:text-properties officeooo:rsid="003b9d55"/>
    </style:style>
    <style:style style:name="T18" style:family="text">
      <style:text-properties officeooo:rsid="00415fd3"/>
    </style:style>
    <style:style style:name="T19" style:family="text">
      <style:text-properties officeooo:rsid="0044c735"/>
    </style:style>
    <style:style style:name="T20" style:family="text">
      <style:text-properties officeooo:rsid="0048338c"/>
    </style:style>
    <style:style style:name="T21" style:family="text">
      <style:text-properties officeooo:rsid="00529216"/>
    </style:style>
    <style:style style:name="T22" style:family="text">
      <style:text-properties officeooo:rsid="00539a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cade Documentation</text:p>
      <text:p text:style-name="P1"/>
      <text:p text:style-name="P2">1 / Console</text:p>
      <text:p text:style-name="P1"><text:tab/><text:span text:style-name="T20">To l</text:span>aunch program : ./console lib/path_to_main_graphic_lib</text:p>
      <text:p text:style-name="P1">On start, console will load all lib<text:span text:style-name="T19">s</text:span> on games/ and lib/ directory path. <text:span text:style-name="T2">Do not launch the program with a lib stored out of these paths.</text:span></text:p>
      <text:p text:style-name="P1">Error will be print<text:span text:style-name="T19">ed</text:span> on error c<text:span text:style-name="T19">hannel</text:span>. All these librar<text:span text:style-name="T19">ies</text:span> must be shared and compiled like bellow :</text:p>
      <text:p text:style-name="P5"><text:tab/><text:span text:style-name="T1">Compiler : g++ </text:span></text:p>
      <text:p text:style-name="P4"><text:span text:style-name="T4"><text:tab/>Flags : </text:span><text:span text:style-name="T3">-W -Wall -Wextra </text:span><text:span text:style-name="T5">-shared</text:span><text:span text:style-name="T3"> -fPIC</text:span></text:p>
      <text:p text:style-name="P5"/>
      <text:p text:style-name="P6"><text:span text:style-name="T6">How console load</text:span><text:span text:style-name="T12">s</text:span><text:span text:style-name="T6"> libs ?</text:span></text:p>
      <text:p text:style-name="P16"/>
      <text:p text:style-name="P18">Functions bellow throw arcade::Exception with error.</text:p>
      <text:p text:style-name="P18"/>
      <text:p text:style-name="P8"><text:span text:style-name="T6">- <text:tab/>void arcade::Console ::loadGames() // Open games director</text:span><text:span text:style-name="T14">ies</text:span><text:span text:style-name="T6"> and store result</text:span><text:span text:style-name="T14">s</text:span><text:span text:style-name="T6"> of openLib on attributes console.gam</text:span><text:span text:style-name="T8">es</text:span></text:p>
      <text:p text:style-name="P9"><text:span text:style-name="T8">- <text:tab/>void arcade::Console ::loadG</text:span><text:span text:style-name="T9">raphics</text:span><text:span text:style-name="T8">() // Open </text:span><text:span text:style-name="T9">lib</text:span><text:span text:style-name="T14">s</text:span><text:span text:style-name="T9"> </text:span><text:span text:style-name="T8">director</text:span><text:span text:style-name="T14">ies</text:span><text:span text:style-name="T8"> and store result</text:span><text:span text:style-name="T14">s</text:span><text:span text:style-name="T8"> of openLib on attributes console.g</text:span><text:span text:style-name="T10">raphics</text:span></text:p>
      <text:p text:style-name="P19"/>
      <text:p text:style-name="P7"><text:span text:style-name="T7">-</text:span><text:span text:style-name="T6"><text:tab/>void a</text:span><text:span text:style-name="T7">rcade::Console ::</text:span><text:span text:style-name="T6">openLib(std::string path) // Open a path and return the result of dlopen</text:span></text:p>
      <text:p text:style-name="P20"/>
      <text:p text:style-name="P10"><text:span text:style-name="T6">-<text:tab/>void arcade::Console::LaunchGraphics(std::string entry_function_name, void *ptr_dl_open) // Call dlsym with entry_function_name on ptr_dl_open, </text:span><text:span text:style-name="T11">stored result on console.graphics_ptr</text:span></text:p>
      <text:p text:style-name="P21">-<text:tab/>void arcade::Console::LaunchGame(std::string entry_function_name, void *ptr_dl_open)</text:p>
      <text:p text:style-name="P21">// Call dlsym with entry_function_name on ptr_dl_open, stored result on console.game_ptr</text:p>
      <text:p text:style-name="P22"/>
      <text:p text:style-name="P5"/>
      <text:p text:style-name="P17">How console manages game and lib ?</text:p>
      <text:p text:style-name="P5"/>
      <text:p text:style-name="P11"><text:span text:style-name="T6">First, console will call the menu of the current graphic</text:span><text:span text:style-name="T13">al</text:span><text:span text:style-name="T6"> lib. </text:span><text:span text:style-name="T13">On this menu, player can change the current graphical lib and can cho</text:span><text:span text:style-name="T15">o</text:span><text:span text:style-name="T13">se a game.</text:span></text:p>
      <text:p text:style-name="P5"/>
      <text:p text:style-name="P2">2 / Games libs</text:p>
      <text:p text:style-name="P1"><text:tab/><text:span text:style-name="T16">Sources of game must contain an entry point named « launch » which return a std::unique_ptr&lt;IGames&gt; of the game. Game must contain an other function named start, it will be called on a while (the loop game) on the console. Start function must return the score and take a std :unique_ptr to the graphic lib.</text:span></text:p>
      <text:p text:style-name="P2">3 / Graphic<text:span text:style-name="T17">al </text:span>libs</text:p>
      <text:p text:style-name="P1"><text:tab/><text:span text:style-name="T17">Source of graphical lib must contain an entry point named « launch » which return a std::unique_ptr&lt;IGraphicals&gt; of the lib. The lib must follow the interface with mandatory functions like (clearWindow, displayWindow, drawMap, etc.).</text:span></text:p>
      <text:p text:style-name="P1"/>
      <text:p text:style-name="P1"/>
      <text:p text:style-name="P1"/>
      <text:p text:style-name="P1"/>
      <text:p text:style-name="P13"><text:soft-page-break/>4/ Textures</text:p>
      <text:p text:style-name="P14"><text:tab/>Texture are preset like bellow :</text:p>
      <text:p text:style-name="P14"><text:tab/># : Wall</text:p>
      <text:p text:style-name="P14"><text:tab/>‘./<text:span text:style-name="T22">o</text:span>’ : Food, <text:span text:style-name="T22">player can eat</text:span></text:p>
      <text:p text:style-name="P14"><text:tab/>‘<text:span text:style-name="T22">b’ : Bonus, player can eat.</text:span></text:p>
      <text:p text:style-name="P14"><text:tab/>‘ ‘ : Nothing, player can walk <text:span text:style-name="T21">on it</text:span>.</text:p>
      <text:p text:style-name="P14"><text:tab/>‘1/<text:span text:style-name="T22">2/3/4/5’ : Block, can be destroyed.</text:span></text:p>
      <text:p text:style-name="P14"><text:tab/>‘<text:span text:style-name="T22">A/B/C/D’ : Player direction</text:span></text:p>
      <text:p text:style-name="P14"><text:tab/>‘<text:span text:style-name="T22">[E/F/G/H]-[I/J/K/L]-[M/N/O/P]’ : Each group represent a mob’s direction .</text:span></text:p>
      <text:p text:style-name="P14"><text:tab/></text:p>
      <text:p text:style-name="P2">5 / Scoreboard</text:p>
      <text:p text:style-name="P1"><text:tab/><text:span text:style-name="T18">When the game is over, the console will open a file on scoreboard/game_name/score.txt and write the name and the score of the play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Code" svg:font-family="'Fira Code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14:53:17.652167939</dc:date>
    <meta:editing-duration>PT1H8M38S</meta:editing-duration>
    <meta:editing-cycles>49</meta:editing-cycles>
    <meta:generator>LibreOffice/5.2.7.2$Linux_X86_64 LibreOffice_project/20m0$Build-2</meta:generator>
    <meta:document-statistic meta:table-count="0" meta:image-count="0" meta:object-count="0" meta:page-count="2" meta:paragraph-count="33" meta:word-count="364" meta:character-count="2348" meta:non-whitespace-character-count="1998"/>
  </office:meta>
</office:document-meta>
</file>